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2723a" officeooo:paragraph-rsid="0007f222" style:font-weight-asian="bold" style:font-weight-complex="bold"/>
    </style:style>
    <style:style style:name="P2" style:family="paragraph" style:parent-style-name="Standard">
      <style:text-properties officeooo:rsid="002c4b12" officeooo:paragraph-rsid="0007f222"/>
    </style:style>
    <style:style style:name="P3" style:family="paragraph" style:parent-style-name="Standard">
      <style:text-properties officeooo:rsid="0007f222" officeooo:paragraph-rsid="0007f222"/>
    </style:style>
    <style:style style:name="P4" style:family="paragraph" style:parent-style-name="Standard" style:list-style-name="L1">
      <style:text-properties officeooo:rsid="0007f222" officeooo:paragraph-rsid="0007f222"/>
    </style:style>
    <style:style style:name="P5" style:family="paragraph" style:parent-style-name="Standard">
      <style:text-properties officeooo:rsid="00094a1c" officeooo:paragraph-rsid="00094a1c"/>
    </style:style>
    <style:style style:name="P6" style:family="paragraph" style:parent-style-name="Standard" style:list-style-name="L2">
      <style:text-properties officeooo:rsid="00094a1c" officeooo:paragraph-rsid="00094a1c"/>
    </style:style>
    <style:style style:name="T1" style:family="text">
      <style:text-properties officeooo:rsid="002c4b12"/>
    </style:style>
    <style:style style:name="T2" style:family="text">
      <style:text-properties officeooo:rsid="0007f222"/>
    </style:style>
    <style:style style:name="T3" style:family="text">
      <style:text-properties officeooo:rsid="0009cd08"/>
    </style:style>
    <style:style style:name="T4" style:family="text">
      <style:text-properties officeooo:rsid="0009eb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mortized analysis of a data structure with n</text:span><text:span text:style-name="T1">ormal and power</text:span><text:span text:style-name="T2">-</text:span><text:span text:style-name="T1">of</text:span><text:span text:style-name="T2">-</text:span><text:span text:style-name="T1">two operations</text:span></text:p>
      <text:p text:style-name="P2"/>
      <text:p text:style-name="P2"/>
      <text:p text:style-name="P3">Operations</text:p>
      <text:list xml:id="list6793871089840274344" text:style-name="L1">
        <text:list-item>
          <text:p text:style-name="P4">Power-of-two operation – Cost of i'th operation is i if i is a power of two</text:p>
        </text:list-item>
        <text:list-item>
          <text:p text:style-name="P4">Normal operation – Cost is 1 otherwise</text:p>
        </text:list-item>
      </text:list>
      <text:p text:style-name="P3"/>
      <text:p text:style-name="P3"/>
      <text:p text:style-name="P5">Loose upper bound</text:p>
      <text:p text:style-name="P5"/>
      <text:p text:style-name="P5">Aggregate method</text:p>
      <text:p text:style-name="P5"/>
      <text:p text:style-name="P5">Accounting m<text:span text:style-name="T4">e</text:span>thod</text:p>
      <text:p text:style-name="P5"/>
      <text:p text:style-name="P5">Potential method(Figure 1<text:span text:style-name="T3">6</text:span>)</text:p>
      <text:list xml:id="list1976099872701939698" text:style-name="L2">
        <text:list-item>
          <text:p text:style-name="P6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3:08:52</meta:creation-date>
    <dc:title>T1</dc:title>
    <meta:editing-duration>PT3M11S</meta:editing-duration>
    <meta:editing-cycles>5</meta:editing-cycles>
    <meta:generator>LibreOffice/4.0.2.2$Linux_x86 LibreOffice_project/400m0$Build-2</meta:generator>
    <meta:initial-creator>Kempa </meta:initial-creator>
    <dc:date>2013-10-13T13:15:14</dc:date>
    <dc:creator>Kempa </dc:creator>
    <meta:document-statistic meta:table-count="0" meta:image-count="0" meta:object-count="0" meta:page-count="1" meta:paragraph-count="9" meta:word-count="46" meta:character-count="281" meta:non-whitespace-character-count="244"/>
    <meta:template xlink:type="simple" xlink:actuate="onRequest" xlink:title="T1" xlink:href="../../../../.config/libreoffice/4/user/template/T1.ott" meta:date="2013-10-13T13:08:51"/>
  </office:meta>
</office:document-meta>
</file>